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" svg:font-family="'Courier New', Courier"/>
    <style:font-face style:name="sans-serif" svg:font-family="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9.911cm" style:rel-column-width="36928*"/>
    </style:style>
    <style:style style:name="Table1.B" style:family="table-column">
      <style:table-column-properties style:column-width="7.678cm" style:rel-column-width="28606*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24pt" fo:letter-spacing="normal" fo:font-style="normal" fo:font-weight="normal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/>
    </style:style>
    <style:style style:name="P3" style:family="paragraph" style:parent-style-name="Table_20_Contents">
      <style:text-properties style:font-name="sans-serif" fo:font-size="10pt"/>
    </style:style>
    <style:style style:name="P4" style:family="paragraph" style:parent-style-name="Table_20_Contents">
      <style:paragraph-properties fo:text-align="end" style:justify-single-word="false"/>
      <style:text-properties style:font-name="sans-serif" fo:font-size="10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sans-serif" fo:font-size="7.30000019073486pt" fo:letter-spacing="normal" fo:font-style="normal" fo:font-weight="normal"/>
    </style:style>
    <style:style style:name="T2" style:family="text">
      <style:text-properties fo:font-variant="normal" fo:text-transform="none" fo:color="#666666" loext:opacity="100%" style:font-name="Courier New" fo:font-size="7.30000019073486pt" fo:letter-spacing="normal" fo:font-style="normal" fo:font-weight="bold"/>
    </style:style>
    <style:style style:name="T3" style:family="text">
      <style:text-properties fo:font-variant="normal" fo:text-transform="none" fo:color="#800080" loext:opacity="100%" style:font-name="sans-serif" fo:font-size="7.30000019073486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105553138231040">
          <table:table-cell table:style-name="Table1.A1" office:value-type="string">
            <text:p text:style-name="P3">InternalMethods {base}</text:p>
          </table:table-cell>
          <table:table-cell table:style-name="Table1.A1" office:value-type="string">
            <text:p text:style-name="P4">R Documentation</text:p>
          </table:table-cell>
        </table:table-row>
      </table:table>
      <text:h text:style-name="P1" text:outline-level="2">Internal Generic Functions</text:h>
      <text:h text:style-name="P2" text:outline-level="3">Description</text:h>
      <text:p text:style-name="P5"><text:span text:style-name="T1">Many </text:span><text:span text:style-name="T2">R</text:span><text:span text:style-name="T1">-internal functions are </text:span><text:span text:style-name="Emphasis"><text:span text:style-name="T1">generic</text:span></text:span><text:span text:style-name="T1"> and allow methods to be written for.</text:span></text:p>
      <text:h text:style-name="P2" text:outline-level="3">Details</text:h>
      <text:p text:style-name="P5"><text:span text:style-name="T1">The following primitive and internal functions are </text:span><text:span text:style-name="Emphasis"><text:span text:style-name="T1">generic</text:span></text:span><text:span text:style-name="T1">, i.e., you can write </text:span><text:a xlink:type="simple" xlink:href="http://127.0.0.1:32908/help/library/base/help/methods" text:style-name="Internet_20_link" text:visited-style-name="Visited_20_Internet_20_Link"><text:span text:style-name="Source_20_Text"><text:span text:style-name="T3">methods</text:span></text:span></text:a><text:span text:style-name="T1"> for them:</text:span></text:p>
      <text:p text:style-name="P5"><text:a xlink:type="simple" xlink:href="http://127.0.0.1:32908/help/library/base/help/%5B" text:style-name="Internet_20_link" text:visited-style-name="Visited_20_Internet_20_Link"><text:span text:style-name="Source_20_Text"><text:span text:style-name="T3">[</text:span></text:span></text:a><text:span text:style-name="T1">, </text:span><text:a xlink:type="simple" xlink:href="http://127.0.0.1:32908/help/library/base/help/%5B%5B" text:style-name="Internet_20_link" text:visited-style-name="Visited_20_Internet_20_Link"><text:span text:style-name="Source_20_Text"><text:span text:style-name="T3">[[</text:span></text:span></text:a><text:span text:style-name="T1">, </text:span><text:a xlink:type="simple" xlink:href="http://127.0.0.1:32908/help/library/base/help/$" text:style-name="Internet_20_link" text:visited-style-name="Visited_20_Internet_20_Link"><text:span text:style-name="Source_20_Text"><text:span text:style-name="T3">$</text:span></text:span></text:a><text:span text:style-name="T1">, </text:span><text:a xlink:type="simple" xlink:href="http://127.0.0.1:32908/help/library/base/help/%5B%3C-" text:style-name="Internet_20_link" text:visited-style-name="Visited_20_Internet_20_Link"><text:span text:style-name="Source_20_Text"><text:span text:style-name="T3">[&lt;-</text:span></text:span></text:a><text:span text:style-name="T1">, </text:span><text:a xlink:type="simple" xlink:href="http://127.0.0.1:32908/help/library/base/help/%5B%5B%3C-" text:style-name="Internet_20_link" text:visited-style-name="Visited_20_Internet_20_Link"><text:span text:style-name="Source_20_Text"><text:span text:style-name="T3">[[&lt;-</text:span></text:span></text:a><text:span text:style-name="T1">, </text:span><text:a xlink:type="simple" xlink:href="http://127.0.0.1:32908/help/library/base/help/$%3C-" text:style-name="Internet_20_link" text:visited-style-name="Visited_20_Internet_20_Link"><text:span text:style-name="Source_20_Text"><text:span text:style-name="T3">$&lt;-</text:span></text:span></text:a><text:span text:style-name="T1">,</text:span></text:p>
      <text:p text:style-name="P5"><text:a xlink:type="simple" xlink:href="http://127.0.0.1:32908/help/library/base/help/length" text:style-name="Internet_20_link" text:visited-style-name="Visited_20_Internet_20_Link"><text:span text:style-name="Source_20_Text"><text:span text:style-name="T3">length</text:span></text:span></text:a><text:span text:style-name="T1">, </text:span><text:a xlink:type="simple" xlink:href="http://127.0.0.1:32908/help/library/base/help/length%3C-" text:style-name="Internet_20_link" text:visited-style-name="Visited_20_Internet_20_Link"><text:span text:style-name="Source_20_Text"><text:span text:style-name="T3">length&lt;-</text:span></text:span></text:a><text:span text:style-name="T1">, </text:span><text:a xlink:type="simple" xlink:href="http://127.0.0.1:32908/help/library/base/help/lengths" text:style-name="Internet_20_link" text:visited-style-name="Visited_20_Internet_20_Link"><text:span text:style-name="Source_20_Text"><text:span text:style-name="T3">lengths</text:span></text:span></text:a><text:span text:style-name="T1">, </text:span><text:a xlink:type="simple" xlink:href="http://127.0.0.1:32908/help/library/base/help/dimnames" text:style-name="Internet_20_link" text:visited-style-name="Visited_20_Internet_20_Link"><text:span text:style-name="Source_20_Text"><text:span text:style-name="T3">dimnames</text:span></text:span></text:a><text:span text:style-name="T1">, </text:span><text:a xlink:type="simple" xlink:href="http://127.0.0.1:32908/help/library/base/help/dimnames%3C-" text:style-name="Internet_20_link" text:visited-style-name="Visited_20_Internet_20_Link"><text:span text:style-name="Source_20_Text"><text:span text:style-name="T3">dimnames&lt;-</text:span></text:span></text:a><text:span text:style-name="T1">, </text:span><text:a xlink:type="simple" xlink:href="http://127.0.0.1:32908/help/library/base/help/dim" text:style-name="Internet_20_link" text:visited-style-name="Visited_20_Internet_20_Link"><text:span text:style-name="Source_20_Text"><text:span text:style-name="T3">dim</text:span></text:span></text:a><text:span text:style-name="T1">, </text:span><text:a xlink:type="simple" xlink:href="http://127.0.0.1:32908/help/library/base/help/dim%3C-" text:style-name="Internet_20_link" text:visited-style-name="Visited_20_Internet_20_Link"><text:span text:style-name="Source_20_Text"><text:span text:style-name="T3">dim&lt;-</text:span></text:span></text:a><text:span text:style-name="T1">, </text:span><text:a xlink:type="simple" xlink:href="http://127.0.0.1:32908/help/library/base/help/names" text:style-name="Internet_20_link" text:visited-style-name="Visited_20_Internet_20_Link"><text:span text:style-name="Source_20_Text"><text:span text:style-name="T3">names</text:span></text:span></text:a><text:span text:style-name="T1">, </text:span><text:a xlink:type="simple" xlink:href="http://127.0.0.1:32908/help/library/base/help/names%3C-" text:style-name="Internet_20_link" text:visited-style-name="Visited_20_Internet_20_Link"><text:span text:style-name="Source_20_Text"><text:span text:style-name="T3">names&lt;-</text:span></text:span></text:a><text:span text:style-name="T1">, </text:span><text:a xlink:type="simple" xlink:href="http://127.0.0.1:32908/help/library/base/help/levels%3C-" text:style-name="Internet_20_link" text:visited-style-name="Visited_20_Internet_20_Link"><text:span text:style-name="Source_20_Text"><text:span text:style-name="T3">levels&lt;-</text:span></text:span></text:a><text:span text:style-name="T1">, </text:span><text:a xlink:type="simple" xlink:href="http://127.0.0.1:32908/help/library/base/help/@%3C-" text:style-name="Internet_20_link" text:visited-style-name="Visited_20_Internet_20_Link"><text:span text:style-name="Source_20_Text"><text:span text:style-name="T3">@&lt;-</text:span></text:span></text:a><text:span text:style-name="T1">,</text:span></text:p>
      <text:p text:style-name="P5"><text:a xlink:type="simple" xlink:href="http://127.0.0.1:32908/help/library/base/help/c" text:style-name="Internet_20_link" text:visited-style-name="Visited_20_Internet_20_Link"><text:span text:style-name="Source_20_Text"><text:span text:style-name="T3">c</text:span></text:span></text:a><text:span text:style-name="T1">, </text:span><text:a xlink:type="simple" xlink:href="http://127.0.0.1:32908/help/library/base/help/unlist" text:style-name="Internet_20_link" text:visited-style-name="Visited_20_Internet_20_Link"><text:span text:style-name="Source_20_Text"><text:span text:style-name="T3">unlist</text:span></text:span></text:a><text:span text:style-name="T1">, </text:span><text:a xlink:type="simple" xlink:href="http://127.0.0.1:32908/help/library/base/help/cbind" text:style-name="Internet_20_link" text:visited-style-name="Visited_20_Internet_20_Link"><text:span text:style-name="Source_20_Text"><text:span text:style-name="T3">cbind</text:span></text:span></text:a><text:span text:style-name="T1">, </text:span><text:a xlink:type="simple" xlink:href="http://127.0.0.1:32908/help/library/base/help/rbind" text:style-name="Internet_20_link" text:visited-style-name="Visited_20_Internet_20_Link"><text:span text:style-name="Source_20_Text"><text:span text:style-name="T3">rbind</text:span></text:span></text:a><text:span text:style-name="T1">,</text:span></text:p>
      <text:p text:style-name="P5"><text:a xlink:type="simple" xlink:href="http://127.0.0.1:32908/help/library/base/help/as.character" text:style-name="Internet_20_link" text:visited-style-name="Visited_20_Internet_20_Link"><text:span text:style-name="Source_20_Text"><text:span text:style-name="T3">as.character</text:span></text:span></text:a><text:span text:style-name="T1">, </text:span><text:a xlink:type="simple" xlink:href="http://127.0.0.1:32908/help/library/base/help/as.complex" text:style-name="Internet_20_link" text:visited-style-name="Visited_20_Internet_20_Link"><text:span text:style-name="Source_20_Text"><text:span text:style-name="T3">as.complex</text:span></text:span></text:a><text:span text:style-name="T1">, </text:span><text:a xlink:type="simple" xlink:href="http://127.0.0.1:32908/help/library/base/help/as.double" text:style-name="Internet_20_link" text:visited-style-name="Visited_20_Internet_20_Link"><text:span text:style-name="Source_20_Text"><text:span text:style-name="T3">as.double</text:span></text:span></text:a><text:span text:style-name="T1">, </text:span><text:a xlink:type="simple" xlink:href="http://127.0.0.1:32908/help/library/base/help/as.integer" text:style-name="Internet_20_link" text:visited-style-name="Visited_20_Internet_20_Link"><text:span text:style-name="Source_20_Text"><text:span text:style-name="T3">as.integer</text:span></text:span></text:a><text:span text:style-name="T1">, </text:span><text:a xlink:type="simple" xlink:href="http://127.0.0.1:32908/help/library/base/help/as.logical" text:style-name="Internet_20_link" text:visited-style-name="Visited_20_Internet_20_Link"><text:span text:style-name="Source_20_Text"><text:span text:style-name="T3">as.logical</text:span></text:span></text:a><text:span text:style-name="T1">, </text:span><text:a xlink:type="simple" xlink:href="http://127.0.0.1:32908/help/library/base/help/as.raw" text:style-name="Internet_20_link" text:visited-style-name="Visited_20_Internet_20_Link"><text:span text:style-name="Source_20_Text"><text:span text:style-name="T3">as.raw</text:span></text:span></text:a><text:span text:style-name="T1">, </text:span><text:a xlink:type="simple" xlink:href="http://127.0.0.1:32908/help/library/base/help/as.vector" text:style-name="Internet_20_link" text:visited-style-name="Visited_20_Internet_20_Link"><text:span text:style-name="Source_20_Text"><text:span text:style-name="T3">as.vector</text:span></text:span></text:a><text:span text:style-name="T1">, </text:span><text:a xlink:type="simple" xlink:href="http://127.0.0.1:32908/help/library/base/help/as.call" text:style-name="Internet_20_link" text:visited-style-name="Visited_20_Internet_20_Link"><text:span text:style-name="Source_20_Text"><text:span text:style-name="T3">as.call</text:span></text:span></text:a><text:span text:style-name="T1">, </text:span><text:a xlink:type="simple" xlink:href="http://127.0.0.1:32908/help/library/base/help/as.environment" text:style-name="Internet_20_link" text:visited-style-name="Visited_20_Internet_20_Link"><text:span text:style-name="Source_20_Text"><text:span text:style-name="T3">as.environment</text:span></text:span></text:a><text:span text:style-name="T1"> </text:span><text:a xlink:type="simple" xlink:href="http://127.0.0.1:32908/help/library/base/help/is.array" text:style-name="Internet_20_link" text:visited-style-name="Visited_20_Internet_20_Link"><text:span text:style-name="Source_20_Text"><text:span text:style-name="T3">is.array</text:span></text:span></text:a><text:span text:style-name="T1">,</text:span><text:a xlink:type="simple" xlink:href="http://127.0.0.1:32908/help/library/base/help/is.matrix" text:style-name="Internet_20_link" text:visited-style-name="Visited_20_Internet_20_Link"><text:span text:style-name="Source_20_Text"><text:span text:style-name="T3">is.matrix</text:span></text:span></text:a><text:span text:style-name="T1">, </text:span><text:a xlink:type="simple" xlink:href="http://127.0.0.1:32908/help/library/base/help/is.na" text:style-name="Internet_20_link" text:visited-style-name="Visited_20_Internet_20_Link"><text:span text:style-name="Source_20_Text"><text:span text:style-name="T3">is.na</text:span></text:span></text:a><text:span text:style-name="T1">, </text:span><text:a xlink:type="simple" xlink:href="http://127.0.0.1:32908/help/library/base/help/anyNA" text:style-name="Internet_20_link" text:visited-style-name="Visited_20_Internet_20_Link"><text:span text:style-name="Source_20_Text"><text:span text:style-name="T3">anyNA</text:span></text:span></text:a><text:span text:style-name="T1">, </text:span><text:a xlink:type="simple" xlink:href="http://127.0.0.1:32908/help/library/base/help/is.nan" text:style-name="Internet_20_link" text:visited-style-name="Visited_20_Internet_20_Link"><text:span text:style-name="Source_20_Text"><text:span text:style-name="T3">is.nan</text:span></text:span></text:a><text:span text:style-name="T1">, </text:span><text:a xlink:type="simple" xlink:href="http://127.0.0.1:32908/help/library/base/help/is.finite" text:style-name="Internet_20_link" text:visited-style-name="Visited_20_Internet_20_Link"><text:span text:style-name="Source_20_Text"><text:span text:style-name="T3">is.finite</text:span></text:span></text:a><text:span text:style-name="T1"> </text:span><text:a xlink:type="simple" xlink:href="http://127.0.0.1:32908/help/library/base/help/is.infinite" text:style-name="Internet_20_link" text:visited-style-name="Visited_20_Internet_20_Link"><text:span text:style-name="Source_20_Text"><text:span text:style-name="T3">is.infinite</text:span></text:span></text:a><text:span text:style-name="T1"> </text:span><text:a xlink:type="simple" xlink:href="http://127.0.0.1:32908/help/library/base/help/is.numeric" text:style-name="Internet_20_link" text:visited-style-name="Visited_20_Internet_20_Link"><text:span text:style-name="Source_20_Text"><text:span text:style-name="T3">is.numeric</text:span></text:span></text:a><text:span text:style-name="T1">, </text:span><text:a xlink:type="simple" xlink:href="http://127.0.0.1:32908/help/library/base/help/nchar" text:style-name="Internet_20_link" text:visited-style-name="Visited_20_Internet_20_Link"><text:span text:style-name="Source_20_Text"><text:span text:style-name="T3">nchar</text:span></text:span></text:a><text:span text:style-name="T1"> </text:span><text:a xlink:type="simple" xlink:href="http://127.0.0.1:32908/help/library/base/help/rep" text:style-name="Internet_20_link" text:visited-style-name="Visited_20_Internet_20_Link"><text:span text:style-name="Source_20_Text"><text:span text:style-name="T3">rep</text:span></text:span></text:a><text:span text:style-name="T1">, </text:span><text:a xlink:type="simple" xlink:href="http://127.0.0.1:32908/help/library/base/help/rep.int" text:style-name="Internet_20_link" text:visited-style-name="Visited_20_Internet_20_Link"><text:span text:style-name="Source_20_Text"><text:span text:style-name="T3">rep.int</text:span></text:span></text:a><text:span text:style-name="T1"> </text:span><text:a xlink:type="simple" xlink:href="http://127.0.0.1:32908/help/library/base/help/rep_len" text:style-name="Internet_20_link" text:visited-style-name="Visited_20_Internet_20_Link"><text:span text:style-name="Source_20_Text"><text:span text:style-name="T3">rep_len</text:span></text:span></text:a><text:span text:style-name="T1"> </text:span><text:a xlink:type="simple" xlink:href="http://127.0.0.1:32908/help/library/base/help/seq.int" text:style-name="Internet_20_link" text:visited-style-name="Visited_20_Internet_20_Link"><text:span text:style-name="Source_20_Text"><text:span text:style-name="T3">seq.int</text:span></text:span></text:a><text:span text:style-name="T1"> (which dispatches methods for </text:span><text:span text:style-name="Source_20_Text"><text:span text:style-name="T1">"seq"</text:span></text:span><text:span text:style-name="T1">), </text:span><text:a xlink:type="simple" xlink:href="http://127.0.0.1:32908/help/library/base/help/is.unsorted" text:style-name="Internet_20_link" text:visited-style-name="Visited_20_Internet_20_Link"><text:span text:style-name="Source_20_Text"><text:span text:style-name="T3">is.unsorted</text:span></text:span></text:a><text:span text:style-name="T1"> and </text:span><text:a xlink:type="simple" xlink:href="http://127.0.0.1:32908/help/library/base/help/xtfrm" text:style-name="Internet_20_link" text:visited-style-name="Visited_20_Internet_20_Link"><text:span text:style-name="Source_20_Text"><text:span text:style-name="T3">xtfrm</text:span></text:span></text:a></text:p>
      <text:p text:style-name="P5"><text:span text:style-name="T1">In addition, </text:span><text:span text:style-name="Source_20_Text"><text:span text:style-name="T1">is.name</text:span></text:span><text:span text:style-name="T1"> is a synonym for </text:span><text:a xlink:type="simple" xlink:href="http://127.0.0.1:32908/help/library/base/help/is.symbol" text:style-name="Internet_20_link" text:visited-style-name="Visited_20_Internet_20_Link"><text:span text:style-name="Source_20_Text"><text:span text:style-name="T3">is.symbol</text:span></text:span></text:a><text:span text:style-name="T1"> and dispatches methods for the latter. Similarly, </text:span><text:a xlink:type="simple" xlink:href="http://127.0.0.1:32908/help/library/base/help/as.numeric" text:style-name="Internet_20_link" text:visited-style-name="Visited_20_Internet_20_Link"><text:span text:style-name="Source_20_Text"><text:span text:style-name="T3">as.numeric</text:span></text:span></text:a><text:span text:style-name="T1"> is a synonym for </text:span><text:span text:style-name="Source_20_Text"><text:span text:style-name="T1">as.double</text:span></text:span><text:span text:style-name="T1"> and dispatches methods for the latter, i.e., S3 methods are for </text:span><text:span text:style-name="Source_20_Text"><text:span text:style-name="T1">as.double</text:span></text:span><text:span text:style-name="T1">, whereas S4 methods are to be written for </text:span><text:span text:style-name="Source_20_Text"><text:span text:style-name="T1">as.numeric</text:span></text:span><text:span text:style-name="T1">.</text:span></text:p>
      <text:p text:style-name="P5"><text:span text:style-name="T1">Note that all of the </text:span><text:a xlink:type="simple" xlink:href="http://127.0.0.1:32908/help/library/base/help/group%20generic" text:style-name="Internet_20_link" text:visited-style-name="Visited_20_Internet_20_Link"><text:span text:style-name="T3">group generic</text:span></text:a><text:span text:style-name="T1"> functions are also internal/primitive and allow methods to be written for them.</text:span></text:p>
      <text:p text:style-name="P5"><text:span text:style-name="Source_20_Text"><text:span text:style-name="T1">.S3PrimitiveGenerics</text:span></text:span><text:span text:style-name="T1"> is a character vector listing the primitives which are internal generic and not </text:span><text:a xlink:type="simple" xlink:href="http://127.0.0.1:32908/help/library/base/help/group%20generic" text:style-name="Internet_20_link" text:visited-style-name="Visited_20_Internet_20_Link"><text:span text:style-name="T3">group generic</text:span></text:a><text:span text:style-name="T1">. Currently </text:span><text:a xlink:type="simple" xlink:href="http://127.0.0.1:32908/help/library/base/help/as.vector" text:style-name="Internet_20_link" text:visited-style-name="Visited_20_Internet_20_Link"><text:span text:style-name="Source_20_Text"><text:span text:style-name="T3">as.vector</text:span></text:span></text:a><text:span text:style-name="T1">, </text:span><text:a xlink:type="simple" xlink:href="http://127.0.0.1:32908/help/library/base/help/cbind" text:style-name="Internet_20_link" text:visited-style-name="Visited_20_Internet_20_Link"><text:span text:style-name="Source_20_Text"><text:span text:style-name="T3">cbind</text:span></text:span></text:a><text:span text:style-name="T1">, </text:span><text:a xlink:type="simple" xlink:href="http://127.0.0.1:32908/help/library/base/help/rbind" text:style-name="Internet_20_link" text:visited-style-name="Visited_20_Internet_20_Link"><text:span text:style-name="Source_20_Text"><text:span text:style-name="T3">rbind</text:span></text:span></text:a><text:span text:style-name="T1"> and </text:span><text:a xlink:type="simple" xlink:href="http://127.0.0.1:32908/help/library/base/help/unlist" text:style-name="Internet_20_link" text:visited-style-name="Visited_20_Internet_20_Link"><text:span text:style-name="Source_20_Text"><text:span text:style-name="T3">unlist</text:span></text:span></text:a><text:span text:style-name="T1"> are the internal non-primitive functions which are internally generic.</text:span></text:p>
      <text:p text:style-name="P5"><text:span text:style-name="T1">For efficiency, internal dispatch only occurs on </text:span><text:span text:style-name="Emphasis"><text:span text:style-name="T1">objects</text:span></text:span><text:span text:style-name="T1">, that is those for which </text:span><text:a xlink:type="simple" xlink:href="http://127.0.0.1:32908/help/library/base/help/is.object" text:style-name="Internet_20_link" text:visited-style-name="Visited_20_Internet_20_Link"><text:span text:style-name="Source_20_Text"><text:span text:style-name="T3">is.object</text:span></text:span></text:a><text:span text:style-name="T1"> returns true.</text:span></text:p>
      <text:h text:style-name="P2" text:outline-level="3">See Also</text:h>
      <text:p text:style-name="P5"><text:a xlink:type="simple" xlink:href="http://127.0.0.1:32908/help/library/base/help/methods" text:style-name="Internet_20_link" text:visited-style-name="Visited_20_Internet_20_Link"><text:span text:style-name="Source_20_Text"><text:span text:style-name="T3">methods</text:span></text:span></text:a><text:span text:style-name="T1"> for the methods which are available.</text:span></text:p>
      <text:p text:style-name="Horizontal_20_Line"/>
      <text:p text:style-name="P6"><text:span text:style-name="T1">[Package </text:span><text:span text:style-name="Emphasis"><text:span text:style-name="T1">base</text:span></text:span><text:span text:style-name="T1"> version 4.0.5 </text:span><text:a xlink:type="simple" xlink:href="http://127.0.0.1:32908/help/library/base/html/00Index.html" text:style-name="Internet_20_link" text:visited-style-name="Visited_20_Internet_20_Link"><text:span text:style-name="T3">Index</text:span></text:a><text:span text:style-name="T1">]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" svg:font-family="'Courier New', Courier"/>
    <style:font-face style:name="sans-serif" svg:font-family="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4T05:29:44.693901768</meta:creation-date>
    <dc:date>2021-05-24T05:30:04.982690486</dc:date>
    <meta:editing-duration>PT20S</meta:editing-duration>
    <meta:editing-cycles>1</meta:editing-cycles>
    <meta:document-statistic meta:table-count="1" meta:image-count="0" meta:object-count="0" meta:page-count="1" meta:paragraph-count="18" meta:word-count="208" meta:character-count="1465" meta:non-whitespace-character-count="1275"/>
    <meta:generator>LibreOffice/7.1.3.2$MacOSX_X86_64 LibreOffice_project/47f78053abe362b9384784d31a6e56f8511eb1c1</meta:generator>
  </office:meta>
</office:document-meta>
</file>